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59e70" officeooo:paragraph-rsid="00059e70"/>
    </style:style>
    <style:style style:name="P2" style:family="paragraph" style:parent-style-name="Standard">
      <style:paragraph-properties fo:text-align="start" style:justify-single-word="false"/>
      <style:text-properties style:text-underline-style="none" officeooo:rsid="00059e70" officeooo:paragraph-rsid="00059e70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7eb61" officeooo:paragraph-rsid="0007eb61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officeooo:rsid="00059e70" officeooo:paragraph-rsid="00059e70"/>
    </style:style>
    <style:style style:name="T1" style:family="text">
      <style:text-properties officeooo:rsid="000636bf"/>
    </style:style>
    <style:style style:name="T2" style:family="text">
      <style:text-properties officeooo:rsid="000768c4"/>
    </style:style>
    <style:style style:name="T3" style:family="text">
      <style:text-properties officeooo:rsid="0007eb61"/>
    </style:style>
    <style:style style:name="T4" style:family="text">
      <style:text-properties officeooo:rsid="0008ec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Écrire un rapport</text:p>
      <text:p text:style-name="P1"/>
      <text:p text:style-name="P2"/>
      <text:p text:style-name="P2">⇒ But de ce rapport</text:p>
      <text:p text:style-name="P2"><text:tab/>-Présenter une ou plusieurs entreprises</text:p>
      <text:p text:style-name="P2"><text:tab/>-Permettre de se faire une idée précise sur un sujet inconnu<text:tab/></text:p>
      <text:p text:style-name="P2"><text:tab/><text:tab/>-Aller à l’essentiel</text:p>
      <text:p text:style-name="P2"><text:tab/><text:tab/><text:tab/>-<text:span text:style-name="T1">Informer</text:span></text:p>
      <text:p text:style-name="P2"><text:tab/><text:tab/><text:tab/>-<text:span text:style-name="T1">Analyser</text:span></text:p>
      <text:p text:style-name="P2"><text:tab/><text:tab/><text:tab/>-<text:span text:style-name="T1">Déduire des conséquences</text:span></text:p>
      <text:p text:style-name="P2"><text:tab/><text:tab/><text:tab/>-<text:span text:style-name="T1">Jugement exprimé</text:span></text:p>
      <text:p text:style-name="P2"><text:tab/>-<text:span text:style-name="T1">Lisible et compréhensible</text:span></text:p>
      <text:p text:style-name="P2"><text:tab/><text:tab/>-<text:span text:style-name="T1">Grands points vite repérable</text:span></text:p>
      <text:p text:style-name="P2"><text:tab/><text:tab/>-<text:span text:style-name="T1">Expression correcte et règle de typo</text:span></text:p>
      <text:p text:style-name="P2"><text:tab/><text:tab/>-<text:span text:style-name="T1">Organisé et clair, précis et réfléchie</text:span></text:p>
      <text:p text:style-name="P2"><text:tab/><text:tab/>-<text:span text:style-name="T2">Entre 4 et 15 pages (De TEXTE) </text:span><text:span text:style-name="T3">sans copier-coller (sois reformulation / citer)</text:span></text:p>
      <text:p text:style-name="P2"/>
      <text:p text:style-name="P3">⇒ Organisation du rapport</text:p>
      <text:p text:style-name="P3"><text:tab/>-Version .odt ET .pdf</text:p>
      <text:p text:style-name="P3"><text:tab/>-Page de garde complète</text:p>
      <text:p text:style-name="P3"><text:tab/>-Page blanche</text:p>
      <text:p text:style-name="P3"><text:tab/>-Remerciements (si besoin)</text:p>
      <text:p text:style-name="P3"><text:tab/>-Sommaire complet</text:p>
      <text:p text:style-name="P3"><text:tab/>-Texte (n°page)</text:p>
      <text:p text:style-name="P3"><text:tab/>-Nouvelle partie = nouvelle page</text:p>
      <text:p text:style-name="P3"><text:tab/>-Table des illustrations et figures</text:p>
      <text:p text:style-name="P3"><text:tab/>-<text:span text:style-name="T4">S</text:span>itographie</text:p>
      <text:p text:style-name="P3"><text:tab/>-<text:span text:style-name="T4">Sommaire des annexes (si besoin)</text:span></text:p>
      <text:p text:style-name="P2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7:06:10.024252288</meta:creation-date>
    <meta:generator>LibreOffice/7.3.6.2$Linux_X86_64 LibreOffice_project/30$Build-2</meta:generator>
    <dc:date>2022-10-03T17:19:43.233530389</dc:date>
    <meta:editing-duration>PT13M32S</meta:editing-duration>
    <meta:editing-cycles>5</meta:editing-cycles>
    <meta:document-statistic meta:table-count="0" meta:image-count="0" meta:object-count="0" meta:page-count="1" meta:paragraph-count="26" meta:word-count="103" meta:character-count="715" meta:non-whitespace-character-count="599"/>
  </office:meta>
</office:document-meta>
</file>